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E400028F.svm" manifest:media-type="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0cm" svg:x="-0.008cm" svg:y="-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17:26:37.156097334</meta:creation-date>
    <dc:date>2016-04-15T14:29:57.626401471</dc:date>
    <meta:editing-duration>PT12M8S</meta:editing-duration>
    <meta:editing-cycles>4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>
        <chart:symbol-image xlink:href="Pictures/2000000A000000DF000000DFB32BCA89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>
        <chart:symbol-image xlink:href="Pictures/2000000A000000DF000000DF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0.001cm" xlink:href="." xlink:type="simple" chart:class="chart:scatter" chart:style-name="ch1">
        <chart:legend svg:x="9.506cm" svg:y="0.524cm" style:legend-expansion="custom" chartooo:width="4.721cm" chartooo:height="1.771cm" style:legend-expansion-aspect-ratio="2.66572557876906" chart:style-name="ch2"/>
        <chart:plot-area chart:style-name="ch3" chart:data-source-has-labels="both" svg:x="0.718cm" svg:y="0.158cm" svg:width="14.046cm" svg:height="9.27cm">
          <chartooo:coordinate-region svg:x="1.922cm" svg:y="0.397cm" svg:width="12.471cm" svg:height="8.305cm"/>
          <chart:axis chart:dimension="x" chart:name="primary-x" chart:style-name="ch4" chartooo:axis-type="auto">
            <chart:title svg:x="7.247cm" svg:y="9.293cm" chart:style-name="ch5">
              <text:p>Time</text:p>
            </chart:title>
            <chart:categories table:cell-range-address="local-table.$A$2:.$A$3"/>
          </chart:axis>
          <chart:axis chart:dimension="y" chart:name="primary-y" chart:style-name="ch6">
            <chart:title svg:x="0cm" svg:y="5.591cm" chart:style-name="ch7">
              <text:p>Memory</text:p>
            </chart:title>
          </chart:axis>
          <chart:series chart:style-name="ch8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9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series chart:style-name="ch10" chart:values-cell-range-address="local-table.$G$2:.$G$3" chart:label-cell-address="local-table.$G$1" chart:class="chart:scatter">
            <chart:domain table:cell-range-address="local-table.$F$2:.$F$3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OMs</text:p>
              </table:table-cell>
              <table:table-cell office:value-type="string">
                <text:p/>
              </table:table-cell>
              <table:table-cell office:value-type="string">
                <text:p>HOMs (Selective Only)</text:p>
              </table:table-cell>
              <table:table-cell office:value-type="string">
                <text:p/>
              </table:table-cell>
              <table:table-cell office:value-type="string">
                <text:p>F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175929">
                <text:p>0.8175929</text:p>
              </table:table-cell>
              <table:table-cell office:value-type="float" office:value="0.994892">
                <text:p>0.994892</text:p>
              </table:table-cell>
              <table:table-cell office:value-type="float" office:value="0.8175929">
                <text:p>0.8175929</text:p>
              </table:table-cell>
              <table:table-cell office:value-type="float" office:value="0.994892">
                <text:p>0.994892</text:p>
              </table:table-cell>
              <table:table-cell office:value-type="float" office:value="0.943708">
                <text:p>0.943708</text:p>
              </table:table-cell>
              <table:table-cell office:value-type="float" office:value="0.994892">
                <text:p>0.994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29">
                <text:p>0.85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